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2pt"/>
    </style:style>
    <style:style style:name="co2" style:family="table-column">
      <style:table-column-properties fo:break-before="auto" style:column-width="388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22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Tasks</text:p>
          </table:table-cell>
          <table:table-cell table:style-name="ce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d a way to read the Unique ID for every mote and store in a table for every mot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lk about routing protoco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nsor Reading</text:p>
          </table:table-cell>
          <table:table-cell table:style-name="ce2" office:value-type="string" calcext:value-type="string">
            <text:p>Wind Speed</text:p>
          </table:table-cell>
          <table:table-cell table:style-name="ce2" office:value-type="string" calcext:value-type="string">
            <text:p>Joysti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 Control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 absolute time from BS/Gateway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 Node Functi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intenance Node Logic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cket definit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 Desig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</table:table>
      <table:table table:name="Optimisations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Description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tant lookup times for routing table searches using hash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imbus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11:46:36.427414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Sukumar</meta:initial-creator>
    <meta:creation-date>2019-06-04T16:51:22.019804562</meta:creation-date>
    <dc:date>2019-06-08T11:49:07.582722055</dc:date>
    <dc:creator>Karthik Sukumar</dc:creator>
    <meta:editing-duration>PT12M48S</meta:editing-duration>
    <meta:editing-cycles>6</meta:editing-cycles>
    <meta:generator>LibreOffice/6.2.3.2$Linux_X86_64 LibreOffice_project/20$Build-2</meta:generator>
    <meta:document-statistic meta:table-count="2" meta:cell-count="62" meta:object-count="0"/>
  </office:meta>
</office:document-meta>
</file>